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8f1a" officeooo:paragraph-rsid="00098f1a"/>
    </style:style>
    <style:style style:name="P2" style:family="paragraph" style:parent-style-name="Standard">
      <style:paragraph-properties fo:text-align="center" style:justify-single-word="false"/>
      <style:text-properties fo:color="#ce181e" officeooo:rsid="00098f1a" officeooo:paragraph-rsid="00098f1a"/>
    </style:style>
    <style:style style:name="P3" style:family="paragraph" style:parent-style-name="Standard">
      <style:text-properties fo:color="#ce181e" officeooo:rsid="003b241a" officeooo:paragraph-rsid="003b241a"/>
    </style:style>
    <style:style style:name="P4" style:family="paragraph" style:parent-style-name="Standard">
      <style:text-properties fo:color="#ce181e" officeooo:rsid="000e9f7a" officeooo:paragraph-rsid="000e9f7a"/>
    </style:style>
    <style:style style:name="P5" style:family="paragraph" style:parent-style-name="Standard">
      <style:text-properties officeooo:rsid="000e9f7a" officeooo:paragraph-rsid="000e9f7a"/>
    </style:style>
    <style:style style:name="P6" style:family="paragraph" style:parent-style-name="Standard">
      <style:text-properties fo:color="#000000" style:font-name="Droid Sans Mono" fo:font-size="10.5pt" fo:font-weight="normal" officeooo:rsid="00098f1a" officeooo:paragraph-rsid="00098f1a" fo:background-color="transparent"/>
    </style:style>
    <style:style style:name="P7" style:family="paragraph" style:parent-style-name="Standard">
      <style:text-properties fo:color="#000000" style:font-name="Droid Sans Mono" fo:font-size="10.5pt" fo:font-weight="normal" officeooo:rsid="000e9f7a" officeooo:paragraph-rsid="000e9f7a" fo:background-color="transparent"/>
    </style:style>
    <style:style style:name="P8" style:family="paragraph" style:parent-style-name="Standard">
      <style:text-properties fo:color="#000000" style:font-name="Droid Sans Mono" fo:font-size="10.5pt" fo:font-weight="normal" officeooo:rsid="000e9f7a" officeooo:paragraph-rsid="00264ac5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91a458" fo:background-color="transparent"/>
    </style:style>
    <style:style style:name="P11" style:family="paragraph" style:parent-style-name="Standard">
      <style:text-properties fo:color="#000000" style:font-name="Droid Sans Mono" fo:font-size="10.5pt" fo:font-weight="normal" officeooo:rsid="0032b2e5" officeooo:paragraph-rsid="0032b2e5" fo:background-color="transparent"/>
    </style:style>
    <style:style style:name="P12" style:family="paragraph" style:parent-style-name="Standard">
      <style:text-properties fo:color="#000000" style:font-name="Droid Sans Mono" fo:font-size="10.5pt" fo:font-weight="normal" officeooo:paragraph-rsid="003b241a" fo:background-color="transparent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9bb085" officeooo:paragraph-rsid="009bb085" fo:background-color="transparent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b94af4" officeooo:paragraph-rsid="00b94af4" fo:background-color="transparent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d9ef79" officeooo:paragraph-rsid="00dbe175" fo:background-color="transparent"/>
    </style:style>
    <style:style style:name="P16" style:family="paragraph" style:parent-style-name="Standard">
      <style:paragraph-properties style:line-height-at-least="0.503cm"/>
      <style:text-properties fo:color="#000000" fo:background-color="transparent"/>
    </style:style>
    <style:style style:name="P17" style:family="paragraph" style:parent-style-name="Standard">
      <style:text-properties fo:color="#000000" officeooo:rsid="00098f1a" officeooo:paragraph-rsid="00098f1a" fo:background-color="transparent"/>
    </style:style>
    <style:style style:name="P18" style:family="paragraph" style:parent-style-name="Standard">
      <style:text-properties fo:color="#000000" officeooo:rsid="0032b2e5" officeooo:paragraph-rsid="0032b2e5" fo:background-color="transparent"/>
    </style:style>
    <style:style style:name="P19" style:family="paragraph" style:parent-style-name="Standard">
      <style:text-properties fo:color="#000000" officeooo:rsid="00361f2f" officeooo:paragraph-rsid="00361f2f" fo:background-color="transparent"/>
    </style:style>
    <style:style style:name="P20" style:family="paragraph" style:parent-style-name="Standard">
      <style:text-properties fo:color="#000000" officeooo:paragraph-rsid="00361f2f" fo:background-color="transparent"/>
    </style:style>
    <style:style style:name="P21" style:family="paragraph" style:parent-style-name="Standard">
      <style:paragraph-properties style:line-height-at-least="0.503cm"/>
      <style:text-properties fo:color="#000000" officeooo:rsid="00e0e42e" fo:background-color="transparent"/>
    </style:style>
    <style:style style:name="P22" style:family="paragraph" style:parent-style-name="Standard">
      <style:paragraph-properties fo:text-align="center" style:justify-single-word="false"/>
      <style:text-properties fo:color="#ef413d" officeooo:rsid="000e9f7a" officeooo:paragraph-rsid="000e9f7a"/>
    </style:style>
    <style:style style:name="P23" style:family="paragraph" style:parent-style-name="Standard">
      <style:text-properties fo:color="#ef413d" officeooo:rsid="000e9f7a" officeooo:paragraph-rsid="000e9f7a"/>
    </style:style>
    <style:style style:name="P24" style:family="paragraph" style:parent-style-name="Standard">
      <style:paragraph-properties fo:text-align="center" style:justify-single-word="false"/>
      <style:text-properties fo:color="#ef413d" fo:font-weight="bold" officeooo:rsid="000e9f7a" officeooo:paragraph-rsid="000e9f7a" style:font-weight-asian="bold" style:font-weight-complex="bold"/>
    </style:style>
    <style:style style:name="P25" style:family="paragraph" style:parent-style-name="Standard">
      <style:text-properties fo:color="#00a65d" officeooo:rsid="00098f1a" officeooo:paragraph-rsid="00098f1a" fo:background-color="transparent"/>
    </style:style>
    <style:style style:name="P26" style:family="paragraph" style:parent-style-name="Standard">
      <style:text-properties officeooo:rsid="000e9f7a" officeooo:paragraph-rsid="000e9f7a" fo:background-color="transparent"/>
    </style:style>
    <style:style style:name="P27" style:family="paragraph" style:parent-style-name="Standard">
      <style:text-properties fo:color="#a3238e" officeooo:rsid="0032b2e5" officeooo:paragraph-rsid="0032b2e5"/>
    </style:style>
    <style:style style:name="P28" style:family="paragraph" style:parent-style-name="Standard">
      <style:text-properties fo:color="#a3238e" officeooo:rsid="0032b2e5" officeooo:paragraph-rsid="0032b2e5" fo:background-color="transparent"/>
    </style:style>
    <style:style style:name="P29" style:family="paragraph" style:parent-style-name="Standard">
      <style:text-properties officeooo:rsid="003b241a" officeooo:paragraph-rsid="003b241a"/>
    </style:style>
    <style:style style:name="P30" style:family="paragraph" style:parent-style-name="Standard">
      <style:paragraph-properties fo:text-align="center" style:justify-single-word="false"/>
      <style:text-properties fo:color="#ed1c24" officeooo:rsid="000e9f7a" officeooo:paragraph-rsid="000e9f7a"/>
    </style:style>
    <style:style style:name="P3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dbe175" fo:background-color="#1e1e1e"/>
    </style:style>
    <style:style style:name="P33" style:family="paragraph" style:parent-style-name="Standard">
      <style:text-properties fo:color="#d4d4d4" style:font-name="Droid Sans Mono" fo:font-size="10.5pt" fo:font-weight="normal" officeooo:rsid="003b241a" officeooo:paragraph-rsid="003b241a" fo:background-color="#1e1e1e"/>
    </style:style>
    <style:style style:name="P34" style:family="paragraph" style:parent-style-name="Standard">
      <style:paragraph-properties style:line-height-at-least="0.503cm"/>
      <style:text-properties fo:color="#d4d4d4" officeooo:paragraph-rsid="00dbe175" fo:background-color="#1e1e1e"/>
    </style:style>
    <style:style style:name="P35" style:family="paragraph" style:parent-style-name="Standard">
      <style:text-properties fo:font-weight="bold" officeooo:rsid="000e9f7a" officeooo:paragraph-rsid="000e9f7a" style:font-weight-asian="bold" style:font-weight-complex="bold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8" style:family="paragraph" style:parent-style-name="Standard">
      <style:paragraph-properties fo:margin-top="0.101cm" fo:margin-bottom="0.101cm" loext:contextual-spacing="false" style:line-height-at-least="0.503cm"/>
      <style:text-properties fo:color="#000000" fo:background-color="transparent"/>
    </style:style>
    <style:style style:name="P39" style:family="paragraph" style:parent-style-name="Standard">
      <style:paragraph-properties fo:margin-top="0.101cm" fo:margin-bottom="0.101cm" loext:contextual-spacing="false"/>
      <style:text-properties fo:color="#000000" officeooo:rsid="005ddc6f" officeooo:paragraph-rsid="005ddc6f" fo:background-color="transparent"/>
    </style:style>
    <style:style style:name="P40" style:family="paragraph" style:parent-style-name="Standard">
      <style:paragraph-properties fo:margin-top="0.101cm" fo:margin-bottom="0.101cm" loext:contextual-spacing="false"/>
      <style:text-properties fo:color="#000000" officeooo:rsid="00667eb9" officeooo:paragraph-rsid="00667eb9" fo:background-color="transparent"/>
    </style:style>
    <style:style style:name="P41" style:family="paragraph" style:parent-style-name="Standard">
      <style:paragraph-properties fo:margin-top="0.101cm" fo:margin-bottom="0.101cm" loext:contextual-spacing="false"/>
      <style:text-properties fo:color="#000000" officeooo:rsid="007af16d" officeooo:paragraph-rsid="007af16d" fo:background-color="transparent"/>
    </style:style>
    <style:style style:name="P42" style:family="paragraph" style:parent-style-name="Standard">
      <style:paragraph-properties fo:margin-top="0.101cm" fo:margin-bottom="0.101cm" loext:contextual-spacing="false"/>
      <style:text-properties fo:color="#000000" officeooo:rsid="008d56ef" officeooo:paragraph-rsid="008d56ef" fo:background-color="transparent"/>
    </style:style>
    <style:style style:name="P43" style:family="paragraph" style:parent-style-name="Standard">
      <style:paragraph-properties fo:margin-top="0.101cm" fo:margin-bottom="0.101cm" loext:contextual-spacing="false"/>
      <style:text-properties fo:color="#000000" officeooo:rsid="0098aecb" officeooo:paragraph-rsid="0098aecb" fo:background-color="transparent"/>
    </style:style>
    <style:style style:name="P44" style:family="paragraph" style:parent-style-name="Standard">
      <style:paragraph-properties fo:margin-top="0.101cm" fo:margin-bottom="0.101cm" loext:contextual-spacing="false"/>
      <style:text-properties fo:color="#000000" officeooo:rsid="00be4718" officeooo:paragraph-rsid="00be4718" fo:background-color="transparent"/>
    </style:style>
    <style:style style:name="P45" style:family="paragraph" style:parent-style-name="Standard">
      <style:paragraph-properties fo:margin-top="0.101cm" fo:margin-bottom="0.101cm" loext:contextual-spacing="false"/>
      <style:text-properties fo:color="#000000" officeooo:rsid="00c85ff5" officeooo:paragraph-rsid="00c85ff5" fo:background-color="transparent"/>
    </style:style>
    <style:style style:name="P46" style:family="paragraph" style:parent-style-name="Standard">
      <style:paragraph-properties fo:margin-top="0.101cm" fo:margin-bottom="0.101cm" loext:contextual-spacing="false"/>
      <style:text-properties fo:color="#000000" officeooo:rsid="00cc39a5" officeooo:paragraph-rsid="00cc39a5" fo:background-color="transparent"/>
    </style:style>
    <style:style style:name="P47" style:family="paragraph" style:parent-style-name="Standard">
      <style:paragraph-properties fo:margin-top="0.101cm" fo:margin-bottom="0.101cm" loext:contextual-spacing="false"/>
      <style:text-properties fo:color="#000000" officeooo:rsid="00d4a381" officeooo:paragraph-rsid="00d4a381" fo:background-color="transparent"/>
    </style:style>
    <style:style style:name="P48" style:family="paragraph" style:parent-style-name="Standard">
      <style:paragraph-properties fo:margin-top="0.101cm" fo:margin-bottom="0.101cm" loext:contextual-spacing="false"/>
      <style:text-properties fo:color="#000000" officeooo:rsid="00d666da" officeooo:paragraph-rsid="00d666da" fo:background-color="transparent"/>
    </style:style>
    <style:style style:name="P49" style:family="paragraph" style:parent-style-name="Standard">
      <style:paragraph-properties fo:margin-top="0.101cm" fo:margin-bottom="0.101cm" loext:contextual-spacing="false"/>
      <style:text-properties fo:color="#000000" officeooo:rsid="00d9ef79" officeooo:paragraph-rsid="00d9ef79" fo:background-color="transparent"/>
    </style:style>
    <style:style style:name="P50" style:family="paragraph" style:parent-style-name="Standard">
      <style:paragraph-properties fo:margin-top="0.101cm" fo:margin-bottom="0.101cm" loext:contextual-spacing="false"/>
      <style:text-properties fo:color="#000000" officeooo:rsid="00dbe175" officeooo:paragraph-rsid="00dbe175" fo:background-color="transparent"/>
    </style:style>
    <style:style style:name="P51" style:family="paragraph" style:parent-style-name="Standard">
      <style:paragraph-properties fo:margin-top="0.101cm" fo:margin-bottom="0.101cm" loext:contextual-spacing="false"/>
      <style:text-properties fo:color="#000000" officeooo:rsid="00ddd08a" officeooo:paragraph-rsid="00ddd08a" fo:background-color="transparent"/>
    </style:style>
    <style:style style:name="P52" style:family="paragraph" style:parent-style-name="Standard">
      <style:paragraph-properties fo:margin-top="0.101cm" fo:margin-bottom="0.101cm" loext:contextual-spacing="false"/>
      <style:text-properties fo:color="#000000" officeooo:rsid="00e0e42e" officeooo:paragraph-rsid="00e0e42e" fo:background-color="transparent"/>
    </style:style>
    <style:style style:name="P53" style:family="paragraph" style:parent-style-name="Standard">
      <style:paragraph-properties fo:margin-top="0.101cm" fo:margin-bottom="0.101cm" loext:contextual-spacing="false" style:line-height-at-least="0.503cm"/>
      <style:text-properties fo:color="#000000" style:font-name="Droid Sans Mono" fo:font-size="10.5pt" fo:font-weight="normal" fo:background-color="transparent"/>
    </style:style>
    <style:style style:name="P54" style:family="paragraph" style:parent-style-name="Standard">
      <style:paragraph-properties fo:margin-top="0.101cm" fo:margin-bottom="0.101cm" loext:contextual-spacing="false" style:line-height-at-least="0.503cm"/>
      <style:text-properties fo:color="#000000" style:font-name="Droid Sans Mono" fo:font-size="10.5pt" fo:font-weight="normal" officeooo:paragraph-rsid="007c0700" fo:background-color="transparent"/>
    </style:style>
    <style:style style:name="P55" style:family="paragraph" style:parent-style-name="Standard">
      <style:paragraph-properties fo:margin-top="0.101cm" fo:margin-bottom="0.101cm" loext:contextual-spacing="false" style:line-height-at-least="0.503cm"/>
      <style:text-properties fo:color="#000000" style:font-name="Droid Sans Mono" fo:font-size="10.5pt" fo:font-weight="normal" officeooo:rsid="004db73e" officeooo:paragraph-rsid="004db73e" fo:background-color="transparent"/>
    </style:style>
    <style:style style:name="P56" style:family="paragraph" style:parent-style-name="Standard">
      <style:paragraph-properties fo:margin-top="0.101cm" fo:margin-bottom="0.101cm" loext:contextual-spacing="false"/>
      <style:text-properties fo:color="#000000" style:font-name="Droid Sans Mono" fo:font-size="10.5pt" fo:font-weight="normal" officeooo:rsid="00667eb9" officeooo:paragraph-rsid="00667eb9" fo:background-color="transparent"/>
    </style:style>
    <style:style style:name="P57" style:family="paragraph" style:parent-style-name="Standard">
      <style:paragraph-properties fo:margin-top="0.101cm" fo:margin-bottom="0.101cm" loext:contextual-spacing="false"/>
      <style:text-properties fo:color="#000000" style:font-name="Droid Sans Mono" fo:font-size="10.5pt" fo:font-weight="normal" officeooo:rsid="005ddc6f" officeooo:paragraph-rsid="005ddc6f" fo:background-color="transparent"/>
    </style:style>
    <style:style style:name="P58" style:family="paragraph" style:parent-style-name="Standard">
      <style:paragraph-properties fo:margin-top="0.101cm" fo:margin-bottom="0.101cm" loext:contextual-spacing="false" style:line-height-at-least="0.503cm"/>
      <style:text-properties fo:color="#000000" style:font-name="Droid Sans Mono" fo:font-size="10.5pt" fo:font-weight="normal" officeooo:rsid="007c0700" officeooo:paragraph-rsid="007c0700" fo:background-color="transparent"/>
    </style:style>
    <style:style style:name="P59" style:family="paragraph" style:parent-style-name="Standard">
      <style:paragraph-properties fo:margin-top="0.101cm" fo:margin-bottom="0.101cm" loext:contextual-spacing="false"/>
      <style:text-properties fo:color="#000000" style:font-name="Droid Sans Mono" fo:font-size="10.5pt" fo:font-weight="normal" officeooo:rsid="008d56ef" officeooo:paragraph-rsid="008d56ef" fo:background-color="transparent"/>
    </style:style>
    <style:style style:name="P60" style:family="paragraph" style:parent-style-name="Standard">
      <style:paragraph-properties fo:margin-top="0.101cm" fo:margin-bottom="0.101cm" loext:contextual-spacing="false"/>
      <style:text-properties fo:color="#000000" style:font-name="Droid Sans Mono" fo:font-size="10.5pt" fo:font-weight="normal" officeooo:rsid="00c85ff5" officeooo:paragraph-rsid="00c85ff5" fo:background-color="transparent"/>
    </style:style>
    <style:style style:name="P61" style:family="paragraph" style:parent-style-name="Standard">
      <style:paragraph-properties fo:margin-top="0.101cm" fo:margin-bottom="0.101cm" loext:contextual-spacing="false"/>
      <style:text-properties fo:color="#000000" style:font-name="Droid Sans Mono" fo:font-size="10.5pt" fo:font-weight="normal" officeooo:rsid="00e0e42e" officeooo:paragraph-rsid="00e0e42e" fo:background-color="transparent"/>
    </style:style>
    <style:style style:name="P62" style:family="paragraph" style:parent-style-name="Standard">
      <style:paragraph-properties fo:margin-top="0.101cm" fo:margin-bottom="0.101cm" loext:contextual-spacing="false" style:line-height-at-least="0.503cm" fo:text-align="center" style:justify-single-word="false"/>
      <style:text-properties fo:color="#ce181e" style:font-name="Droid Sans Mono" fo:font-size="10.5pt" fo:font-weight="normal" fo:background-color="transparent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ce181e" officeooo:rsid="003b241a" officeooo:paragraph-rsid="003b241a" fo:background-color="transparent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ce181e" officeooo:rsid="005ddc6f" officeooo:paragraph-rsid="005ddc6f" fo:background-color="transparent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ce181e" officeooo:rsid="00667eb9" officeooo:paragraph-rsid="00667eb9" fo:background-color="transparent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ce181e" officeooo:rsid="007af16d" officeooo:paragraph-rsid="007af16d" fo:background-color="transparent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ce181e" officeooo:rsid="008d56ef" officeooo:paragraph-rsid="008d56ef" fo:background-color="transparent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c9211e" officeooo:rsid="008d56ef" officeooo:paragraph-rsid="008d56ef" fo:background-color="transparent"/>
    </style:style>
    <style:style style:name="P69" style:family="paragraph" style:parent-style-name="Standard">
      <style:paragraph-properties fo:margin-top="0.101cm" fo:margin-bottom="0.101cm" loext:contextual-spacing="false"/>
      <style:text-properties fo:color="#c9211e" officeooo:rsid="00cc39a5" officeooo:paragraph-rsid="00cc39a5" fo:background-color="transparent"/>
    </style:style>
    <style:style style:name="P70" style:family="paragraph" style:parent-style-name="Standard">
      <style:paragraph-properties fo:margin-top="0.101cm" fo:margin-bottom="0.101cm" loext:contextual-spacing="false"/>
      <style:text-properties fo:color="#c9211e" officeooo:rsid="00d4a381" officeooo:paragraph-rsid="00d4a381" fo:background-color="transparent"/>
    </style:style>
    <style:style style:name="P7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c9211e" fo:font-weight="bold" officeooo:rsid="008d56ef" officeooo:paragraph-rsid="008d56ef" fo:background-color="transparent" style:font-weight-asian="bold" style:font-weight-complex="bold"/>
    </style:style>
    <style:style style:name="P72" style:family="paragraph" style:parent-style-name="Standard">
      <style:paragraph-properties fo:margin-top="0.101cm" fo:margin-bottom="0.101cm" loext:contextual-spacing="false"/>
      <style:text-properties fo:color="#c9211e" fo:font-weight="bold" officeooo:rsid="00ddd08a" officeooo:paragraph-rsid="00ddd08a" fo:background-color="transparent" style:font-weight-asian="bold" style:font-weight-complex="bold"/>
    </style:style>
    <style:style style:name="P73" style:family="paragraph" style:parent-style-name="Standard">
      <style:paragraph-properties fo:margin-top="0.101cm" fo:margin-bottom="0.101cm" loext:contextual-spacing="false"/>
      <style:text-properties fo:color="#d4d4d4" style:font-name="Droid Sans Mono" fo:font-size="10.5pt" fo:font-weight="normal" officeooo:rsid="008d56ef" officeooo:paragraph-rsid="008d56ef" fo:background-color="#1e1e1e"/>
    </style:style>
    <style:style style:name="P74" style:family="paragraph" style:parent-style-name="Standard">
      <style:paragraph-properties fo:margin-top="0.101cm" fo:margin-bottom="0.101cm" loext:contextual-spacing="false"/>
      <style:text-properties fo:color="#d4d4d4" style:font-name="Droid Sans Mono" fo:font-size="10.5pt" fo:font-weight="normal" officeooo:rsid="00cc39a5" officeooo:paragraph-rsid="00cc39a5" fo:background-color="#1e1e1e"/>
    </style:style>
    <style:style style:name="P75" style:family="paragraph" style:parent-style-name="Standard">
      <style:paragraph-properties fo:margin-top="0.101cm" fo:margin-bottom="0.101cm" loext:contextual-spacing="false"/>
      <style:text-properties fo:color="#d4d4d4" style:font-name="Droid Sans Mono" fo:font-size="10.5pt" fo:font-weight="normal" officeooo:rsid="00d4a381" officeooo:paragraph-rsid="00d4a381" fo:background-color="#1e1e1e"/>
    </style:style>
    <style:style style:name="P76" style:family="paragraph" style:parent-style-name="Standard">
      <style:paragraph-properties fo:margin-top="0.101cm" fo:margin-bottom="0.101cm" loext:contextual-spacing="false"/>
      <style:text-properties fo:color="#d4d4d4" style:font-name="Droid Sans Mono" fo:font-size="10.5pt" fo:font-weight="normal" officeooo:rsid="00ddd08a" officeooo:paragraph-rsid="00ddd08a" fo:background-color="#1e1e1e"/>
    </style:style>
    <style:style style:name="P77" style:family="paragraph" style:parent-style-name="Preformatted_20_Text">
      <style:paragraph-properties fo:margin-top="0.101cm" fo:margin-bottom="0.101cm" loext:contextual-spacing="false"/>
      <style:text-properties fo:color="#000000" officeooo:rsid="008d56ef" officeooo:paragraph-rsid="008d56ef" fo:background-color="transparent"/>
    </style:style>
    <style:style style:name="P78" style:family="paragraph" style:parent-style-name="Preformatted_20_Text">
      <style:paragraph-properties fo:margin-top="0cm" fo:margin-bottom="0.499cm" loext:contextual-spacing="false" fo:padding="0.049cm" fo:border="0.06pt solid #e5e7eb"/>
    </style:style>
    <style:style style:name="P79" style:family="paragraph" style:parent-style-name="Standard">
      <style:paragraph-properties fo:margin-top="0cm" fo:margin-bottom="0.499cm" loext:contextual-spacing="false" style:line-height-at-least="0.503cm"/>
      <style:text-properties fo:color="#000000" officeooo:rsid="00b94af4" officeooo:paragraph-rsid="00b94af4" fo:background-color="transparent"/>
    </style:style>
    <style:style style:name="P80" style:family="paragraph" style:parent-style-name="Standard">
      <style:paragraph-properties fo:margin-top="0cm" fo:margin-bottom="0.499cm" loext:contextual-spacing="false" style:line-height-at-least="0.503cm"/>
    </style:style>
    <style:style style:name="P81" style:family="paragraph" style:parent-style-name="Preformatted_20_Text">
      <style:paragraph-properties fo:padding="0.049cm" fo:border="0.06pt solid #e5e7eb"/>
    </style:style>
    <style:style style:name="P82" style:family="paragraph" style:parent-style-name="Standard">
      <style:paragraph-properties fo:padding="0.049cm" fo:border="0.06pt solid #e5e7eb"/>
    </style:style>
    <style:style style:name="P83" style:family="paragraph" style:parent-style-name="Standard" style:list-style-name="L1">
      <style:text-properties officeooo:paragraph-rsid="00098f1a"/>
    </style:style>
    <style:style style:name="P84" style:family="paragraph" style:parent-style-name="Standard" style:list-style-name="L1">
      <style:text-properties officeooo:rsid="00098f1a" officeooo:paragraph-rsid="00098f1a"/>
    </style:style>
    <style:style style:name="P8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8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e3a630" officeooo:paragraph-rsid="00e3a630" fo:background-color="transparent"/>
    </style:style>
    <style:style style:name="P87" style:family="paragraph" style:parent-style-name="Standard">
      <style:paragraph-properties style:line-height-at-least="0.503cm"/>
      <style:text-properties fo:color="#ff4000" style:font-name="Droid Sans Mono" fo:font-size="10.5pt" fo:font-weight="normal" fo:background-color="transparent"/>
    </style:style>
    <style:style style:name="P88" style:family="paragraph" style:parent-style-name="Standard">
      <style:paragraph-properties style:line-height-at-least="0.503cm" fo:text-align="center" style:justify-single-word="false"/>
      <style:text-properties fo:color="#ff4000" style:font-name="Droid Sans Mono" fo:font-size="10.5pt" fo:font-weight="bold" fo:background-color="transparent" style:font-weight-asian="bold" style:font-weight-complex="bold"/>
    </style:style>
    <style:style style:name="P89" style:family="paragraph" style:parent-style-name="Standard">
      <style:paragraph-properties fo:margin-top="0.101cm" fo:margin-bottom="0.101cm" loext:contextual-spacing="false"/>
      <style:text-properties fo:color="#000000" style:font-name="Droid Sans Mono" fo:font-size="10.5pt" fo:font-weight="normal" officeooo:rsid="00e0e42e" officeooo:paragraph-rsid="00e0e42e" fo:background-color="transparent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569cd6" fo:background-color="#1e1e1e" loext:char-shading-value="0"/>
    </style:style>
    <style:style style:name="T4" style:family="text">
      <style:text-properties fo:color="#dcdcaa"/>
    </style:style>
    <style:style style:name="T5" style:family="text">
      <style:text-properties fo:color="#dcdcaa" style:font-name="Droid Sans Mono" fo:font-size="10.5pt" fo:font-weight="normal" fo:background-color="#1e1e1e" loext:char-shading-value="0"/>
    </style:style>
    <style:style style:name="T6" style:family="text">
      <style:text-properties fo:color="#dcdcaa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9cdcfe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officeooo:rsid="000ceb32"/>
    </style:style>
    <style:style style:name="T11" style:family="text">
      <style:text-properties officeooo:rsid="000e9f7a"/>
    </style:style>
    <style:style style:name="T12" style:family="text">
      <style:text-properties officeooo:rsid="001e0732"/>
    </style:style>
    <style:style style:name="T13" style:family="text">
      <style:text-properties officeooo:rsid="002074f0"/>
    </style:style>
    <style:style style:name="T14" style:family="text">
      <style:text-properties officeooo:rsid="0023d044"/>
    </style:style>
    <style:style style:name="T15" style:family="text">
      <style:text-properties officeooo:rsid="00264ac5"/>
    </style:style>
    <style:style style:name="T16" style:family="text">
      <style:text-properties officeooo:rsid="00298898"/>
    </style:style>
    <style:style style:name="T17" style:family="text">
      <style:text-properties officeooo:rsid="002dcdd9"/>
    </style:style>
    <style:style style:name="T18" style:family="text">
      <style:text-properties fo:color="#d4d4d4" style:font-name="Droid Sans Mono" fo:font-size="10.5pt" fo:font-weight="normal" fo:background-color="#1e1e1e" loext:char-shading-value="0"/>
    </style:style>
    <style:style style:name="T19" style:family="text">
      <style:text-properties fo:color="#d4d4d4" fo:background-color="#1e1e1e" loext:char-shading-value="0"/>
    </style:style>
    <style:style style:name="T20" style:family="text">
      <style:text-properties officeooo:rsid="00361f2f" fo:background-color="#ffffff" loext:char-shading-value="0"/>
    </style:style>
    <style:style style:name="T21" style:family="text">
      <style:text-properties officeooo:rsid="003b241a"/>
    </style:style>
    <style:style style:name="T22" style:family="text">
      <style:text-properties officeooo:rsid="003ea6ac"/>
    </style:style>
    <style:style style:name="T23" style:family="text">
      <style:text-properties officeooo:rsid="0045abc9"/>
    </style:style>
    <style:style style:name="T24" style:family="text">
      <style:text-properties style:font-name="Droid Sans Mono" fo:font-size="10.5pt" fo:font-weight="normal"/>
    </style:style>
    <style:style style:name="T25" style:family="text">
      <style:text-properties style:font-name="Droid Sans Mono" fo:font-size="10.5pt" fo:font-weight="normal" officeooo:rsid="004a6c11"/>
    </style:style>
    <style:style style:name="T26" style:family="text">
      <style:text-properties officeooo:rsid="004b8d0e"/>
    </style:style>
    <style:style style:name="T27" style:family="text">
      <style:text-properties officeooo:rsid="005ddc6f"/>
    </style:style>
    <style:style style:name="T28" style:family="text">
      <style:text-properties officeooo:rsid="005f7b88"/>
    </style:style>
    <style:style style:name="T29" style:family="text">
      <style:text-properties officeooo:rsid="00667eb9"/>
    </style:style>
    <style:style style:name="T30" style:family="text">
      <style:text-properties officeooo:rsid="00791114"/>
    </style:style>
    <style:style style:name="T31" style:family="text">
      <style:text-properties officeooo:rsid="007af16d"/>
    </style:style>
    <style:style style:name="T32" style:family="text">
      <style:text-properties officeooo:rsid="007c0700"/>
    </style:style>
    <style:style style:name="T33" style:family="text">
      <style:text-properties officeooo:rsid="007ee6b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ddc6f" style:font-weight-asian="bold" style:font-weight-complex="bold"/>
    </style:style>
    <style:style style:name="T36" style:family="text">
      <style:text-properties fo:font-weight="bold" officeooo:rsid="00ca3f65" style:font-weight-asian="bold" style:font-weight-complex="bold"/>
    </style:style>
    <style:style style:name="T37" style:family="text">
      <style:text-properties officeooo:rsid="008d56ef"/>
    </style:style>
    <style:style style:name="T38" style:family="text">
      <style:text-properties officeooo:rsid="008f5c57"/>
    </style:style>
    <style:style style:name="T39" style:family="text">
      <style:text-properties officeooo:rsid="009b1fc4"/>
    </style:style>
    <style:style style:name="T40" style:family="text">
      <style:text-properties officeooo:rsid="009bb085"/>
    </style:style>
    <style:style style:name="T41" style:family="text">
      <style:text-properties officeooo:rsid="00a342a8"/>
    </style:style>
    <style:style style:name="T42" style:family="text">
      <style:text-properties officeooo:rsid="00b4762c"/>
    </style:style>
    <style:style style:name="T43" style:family="text">
      <style:text-properties officeooo:rsid="00bbc288"/>
    </style:style>
    <style:style style:name="T44" style:family="text">
      <style:text-properties loext:padding="0.049cm" loext:border="0.06pt solid #e5e7eb"/>
    </style:style>
    <style:style style:name="T45" style:family="text">
      <style:text-properties fo:color="#000000"/>
    </style:style>
    <style:style style:name="T46" style:family="text">
      <style:text-properties fo:color="#000000" style:font-name="Droid Sans Mono" fo:font-size="10.5pt" fo:font-weight="normal" fo:background-color="transparent" loext:char-shading-value="0" loext:padding="0.049cm" loext:border="0.06pt solid #e5e7eb"/>
    </style:style>
    <style:style style:name="T47" style:family="text">
      <style:text-properties fo:color="#000000" fo:background-color="transparent" loext:char-shading-value="0" loext:padding="0.049cm" loext:border="0.06pt solid #e5e7eb"/>
    </style:style>
    <style:style style:name="T48" style:family="text">
      <style:text-properties fo:color="#000000" officeooo:rsid="00d9ef79" fo:background-color="transparent" loext:char-shading-value="0"/>
    </style:style>
    <style:style style:name="T49" style:family="text">
      <style:text-properties fo:color="#000000" officeooo:rsid="00dbe175" fo:background-color="transparent" loext:char-shading-value="0"/>
    </style:style>
    <style:style style:name="T50" style:family="text">
      <style:text-properties officeooo:rsid="00c1e46e"/>
    </style:style>
    <style:style style:name="T51" style:family="text">
      <style:text-properties fo:color="#b5cea8"/>
    </style:style>
    <style:style style:name="T52" style:family="text">
      <style:text-properties officeooo:rsid="00c4439b"/>
    </style:style>
    <style:style style:name="T53" style:family="text">
      <style:text-properties fo:color="#c586c0"/>
    </style:style>
    <style:style style:name="T54" style:family="text">
      <style:text-properties fo:color="#4ec9b0"/>
    </style:style>
    <style:style style:name="T55" style:family="text">
      <style:text-properties officeooo:rsid="00c85ff5"/>
    </style:style>
    <style:style style:name="T56" style:family="text">
      <style:text-properties fo:color="#808080"/>
    </style:style>
    <style:style style:name="T57" style:family="text">
      <style:text-properties officeooo:rsid="00d04714"/>
    </style:style>
    <style:style style:name="T58" style:family="text">
      <style:text-properties officeooo:rsid="00d0f16b"/>
    </style:style>
    <style:style style:name="T59" style:family="text">
      <style:text-properties officeooo:rsid="00d2c456"/>
    </style:style>
    <style:style style:name="T60" style:family="text">
      <style:text-properties officeooo:rsid="00d4a381"/>
    </style:style>
    <style:style style:name="T61" style:family="text">
      <style:text-properties officeooo:rsid="00d9ef79"/>
    </style:style>
    <style:style style:name="T62" style:family="text">
      <style:text-properties officeooo:rsid="00dbe175"/>
    </style:style>
    <style:style style:name="T63" style:family="text">
      <style:text-properties officeooo:rsid="00ddd08a"/>
    </style:style>
    <style:style style:name="T64" style:family="text">
      <style:text-properties officeooo:rsid="00deb399"/>
    </style:style>
    <style:style style:name="T65" style:family="text">
      <style:text-properties officeooo:rsid="00e0e42e"/>
    </style:style>
    <style:style style:name="T66" style:family="text">
      <style:text-properties officeooo:rsid="00e3a630"/>
    </style:style>
    <style:style style:name="T67" style:family="text">
      <style:text-properties fo:color="#ff4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--------------------Email update in livewire ---------------------</text:p>
      <text:list xml:id="list3614055852" text:style-name="L1">
        <text:list-item>
          <text:p text:style-name="P84">send mail after verify update email and move on dashboard</text:p>
          <text:p text:style-name="P83"/>
        </text:list-item>
      </text:list>
      <text:p text:style-name="P6">public function emailupdate($action)</text:p>
      <text:p text:style-name="P9">{</text:p>
      <text:p text:style-name="P9">$validateData = $this-&gt;validate([</text:p>
      <text:p text:style-name="P9">'email' =&gt; 'required|email|unique'</text:p>
      <text:p text:style-name="P9">]);</text:p>
      <text:p text:style-name="P16"/>
      <text:p text:style-name="P9">$user = User::find($this-&gt;userId);</text:p>
      <text:p text:style-name="P16"/>
      <text:p text:style-name="P9">if ($action == 'email') {</text:p>
      <text:p text:style-name="P9">$oldEmail = $user-&gt;email;</text:p>
      <text:p text:style-name="P9">if ($oldEmail != $this-&gt;email) {</text:p>
      <text:p text:style-name="P9">$user-&gt;email_verified_at = null;</text:p>
      <text:p text:style-name="P9">$user-&gt;email = $this-&gt;email;</text:p>
      <text:p text:style-name="P9">$user-&gt;save();</text:p>
      <text:p text:style-name="P9">$user-&gt;sendEmailVerificationNotification();</text:p>
      <text:p text:style-name="P9">}</text:p>
      <text:p text:style-name="P9">return redirect()-&gt;route('cleaner.account');</text:p>
      <text:p text:style-name="P9">}</text:p>
      <text:p text:style-name="P9">}</text:p>
      <text:p text:style-name="P17"/>
      <text:p text:style-name="P17"/>
      <text:p text:style-name="P17"/>
      <text:p text:style-name="P25">//<text:span text:style-name="T10">blade</text:span></text:p>
      <text:p text:style-name="P6">&lt;li class="position-relative"&gt;</text:p>
      <text:p text:style-name="P9">&lt;div class="d-flex justify-content-spacebw three_column edit_frm"&gt;</text:p>
      <text:p text:style-name="P9">&lt;h6 class="title-label"&gt;Email:&lt;/h6&gt;</text:p>
      <text:p text:style-name="P9">@if (@$fieldStatus == true &amp;&amp; $action == 'email')</text:p>
      <text:p text:style-name="P9">&lt;input type="email" value="{{$user-&gt;email}}" wire:model="email"&gt;</text:p>
      <text:p text:style-name="P9">&lt;span style="color:red"&gt; @error('email'){{$message}} @enderror &lt;/span&gt;</text:p>
      <text:p text:style-name="P9">&lt;span class="edit"&gt;&lt;a class="link-design-2" wire:click="emailupdate('email')"&gt;&lt;i class="fas fa-save"&gt;&lt;/i&gt;&lt;/a&gt;&lt;/span&gt;</text:p>
      <text:p text:style-name="P9">&lt;span class="cancel"&gt;&lt;a href="javascript::void(0)" class="link-design-2" wire:click="cancle"&gt;&lt;i class="fas fa-times"&gt;&lt;/i&gt;&lt;/a&gt;&lt;/span&gt;</text:p>
      <text:p text:style-name="P9">@else</text:p>
      <text:p text:style-name="P9">&lt;p class="mail"&gt;{{$user-&gt;email}}&lt;/p&gt;</text:p>
      <text:p text:style-name="P9">&lt;div class="action-block"&gt;</text:p>
      <text:p text:style-name="P9">&lt;span class="edit"&gt;&lt;a href="javascript::void(0)" class="link-design-2" wire:click="editData('{{auth()-&gt;user()-&gt;id}}', 'email')"&gt;Edit&lt;/a&gt;&lt;/span&gt;</text:p>
      <text:p text:style-name="P9">&lt;/div&gt;</text:p>
      <text:p text:style-name="P9">@endif</text:p>
      <text:p text:style-name="P9">&lt;/div&gt;</text:p>
      <text:p text:style-name="P9">&lt;/li&gt;</text:p>
      <text:p text:style-name="P9"/>
      <text:p text:style-name="P2">--------------------<text:span text:style-name="T11">Error message show---------------------</text:span></text:p>
      <text:p text:style-name="P1"/>
      <text:p text:style-name="P6">@error('first_name')&lt;span class="alert "&gt;{{ $message }}&lt;/span&gt;@enderror</text:p>
      <text:p text:style-name="P1"/>
      <text:p text:style-name="P22"><text:soft-page-break/>or </text:p>
      <text:p text:style-name="P7">&lt;span style="color:red"&gt; @error('email'){{$message}} @enderror &lt;/span&gt;</text:p>
      <text:p text:style-name="P5"/>
      <text:p text:style-name="P23"/>
      <text:p text:style-name="P23">-------------<text:span text:style-name="T12">validation function in livewire---------------------</text:span></text:p>
      <text:p text:style-name="P5"/>
      <text:p text:style-name="P27">In particular function</text:p>
      <text:p text:style-name="P11">$validateData = $this-&gt;validate([</text:p>
      <text:p text:style-name="P9">'first_name' =&gt; 'required',</text:p>
      <text:p text:style-name="P9">'last_name' =&gt; 'required',</text:p>
      <text:p text:style-name="P9">'contact_number' =&gt; 'required',</text:p>
      <text:p text:style-name="P9">'address' =&gt; 'required',</text:p>
      <text:p text:style-name="P9">'ssn_or_tax' =&gt; 'required'</text:p>
      <text:p text:style-name="P9">]);</text:p>
      <text:p text:style-name="P18"/>
      <text:p text:style-name="P28">common function </text:p>
      <text:p text:style-name="P11">public function rules()</text:p>
      <text:p text:style-name="P9">{</text:p>
      <text:p text:style-name="P9">return [</text:p>
      <text:p text:style-name="P9">'first_name' =&gt; 'required',</text:p>
      <text:p text:style-name="P9">'last_name' =&gt; 'required',</text:p>
      <text:p text:style-name="P9">'insured' =&gt; 'required',</text:p>
      <text:p text:style-name="P9">'contact_number' =&gt; 'required',</text:p>
      <text:p text:style-name="P9">'email' =&gt; 'required',</text:p>
      <text:p text:style-name="P9">'address' =&gt; 'required',</text:p>
      <text:p text:style-name="P9">'ssn_or_tax' =&gt; 'required',</text:p>
      <text:p text:style-name="P16"/>
      <text:p text:style-name="P9">];</text:p>
      <text:p text:style-name="P9">}</text:p>
      <text:p text:style-name="P20"><text:span text:style-name="T20">Call this in function :- </text:span><text:span text:style-name="T2">$this</text:span><text:span text:style-name="T18">-&gt;</text:span><text:span text:style-name="T5">validate</text:span><text:span text:style-name="T18">();</text:span></text:p>
      <text:p text:style-name="P19"/>
      <text:p text:style-name="P18"/>
      <text:p text:style-name="P5"/>
      <text:p text:style-name="P23"/>
      <text:p text:style-name="P23">------------------<text:span text:style-name="T13">save image in livewire-------------------</text:span></text:p>
      <text:p text:style-name="P7">$originalName = $this-&gt;image-&gt;getClientOriginalName();</text:p>
      <text:p text:style-name="P9">$this-&gt;image-&gt;storeAs('public/image', $originalName);</text:p>
      <text:p text:style-name="P9">$user-&gt;image = $originalName;</text:p>
      <text:p text:style-name="P26"/>
      <text:p text:style-name="P5"/>
      <text:p text:style-name="P23"/>
      <text:p text:style-name="P23">------------------<text:span text:style-name="T14">to avoid refresh page in livewire on &lt;a href&gt; tag--------------------------</text:span></text:p>
      <text:p text:style-name="P8"><text:span text:style-name="T15">use this--&gt; <text:s text:c="2"/></text:span>"javascript::void(0)"</text:p>
      <text:p text:style-name="P5"/>
      <text:p text:style-name="P7">a href="javascript::void(0)" wire:click="edit('{{auth()-&gt;user()-&gt;id}}', 'contact_number')"&gt;Edit&lt;/a&gt;</text:p>
      <text:p text:style-name="P5"/>
      <text:p text:style-name="P5"/>
      <text:p text:style-name="P23">--------------<text:span text:style-name="T39">how to refresh page in livewire------------</text:span></text:p>
      <text:p text:style-name="P7">return redirect()-&gt;route('cleaner.team');</text:p>
      <text:p text:style-name="P5"/>
      <text:p text:style-name="P5"/>
      <text:p text:style-name="P4">--------------------<text:span text:style-name="T16">code for update name (first and last name)--------------</text:span></text:p>
      <text:p text:style-name="P7"><text:soft-page-break/>/ if ($action == 'name') {</text:p>
      <text:p text:style-name="P9">// $name = explode(' ', $this-&gt;name);</text:p>
      <text:p text:style-name="P9">// $user-&gt;first_name = @$name[0];</text:p>
      <text:p text:style-name="P9">// $user-&gt;last_name = @$name[1];</text:p>
      <text:p text:style-name="P9">// }</text:p>
      <text:p text:style-name="P35"/>
      <text:p text:style-name="P24">--------------------<text:span text:style-name="T17">conditions---------------------------------</text:span></text:p>
      <text:p text:style-name="P7"><text:span text:style-name="T40">1. </text:span>$teamMemberCounts = CleanerTeam::where('user_id', auth()-&gt;user()-&gt;id)-&gt;count();</text:p>
      <text:p text:style-name="P16"/>
      <text:p text:style-name="P9"><text:span text:style-name="T40">2. <text:s/></text:span>$teamMembers = CleanerTeam::where('user_id', auth()-&gt;user()-&gt;id)-&gt;get();</text:p>
      <text:p text:style-name="P9"/>
      <text:p text:style-name="P10">$user = User::findOrFail(auth()-&gt;user()-&gt;id);</text:p>
      <text:p text:style-name="P9"/>
      <text:p text:style-name="P9"><text:span text:style-name="T40">3. </text:span>* <text:span text:style-name="T22">in livewire how to get id in render function on index page where user not login but show profile</text:span></text:p>
      <text:p text:style-name="P9">$cleanerId = \Route::current()-&gt;parameters('id');</text:p>
      <text:p text:style-name="P9"/>
      <text:p text:style-name="P9"><text:span text:style-name="T40">4. <text:s/></text:span>$cleaners = User::find($cleanerId);</text:p>
      <text:p text:style-name="P9"/>
      <text:p text:style-name="P13">5. <text:s/>condition for if data is in table then show other wise show contant , but error not come</text:p>
      <text:p text:style-name="P13"/>
      <text:p text:style-name="P13">@if ($timezone)</text:p>
      <text:p text:style-name="P9">&lt;a href="cleaner-account.html"&gt;{{$timezone-&gt;name}}{{$timezone-&gt;current_utc_offset}}{{$timezone-&gt;is_currently_dst}}&lt;/a&gt;</text:p>
      <text:p text:style-name="P9">@else</text:p>
      <text:p text:style-name="P9">&lt;a href="cleaner-account.html"&gt;Time Zone:&lt;/a&gt; </text:p>
      <text:p text:style-name="P9">@endif</text:p>
      <text:p text:style-name="P13"/>
      <text:p text:style-name="P14">6...</text:p>
      <text:p text:style-name="P14">$user_id = auth()-&gt;user()-&gt;id;</text:p>
      <text:p text:style-name="P9">$favourites = Favourite::where('user_id', $user_id )-&gt;with('cleaner.cleanerReviews')-&gt;get();</text:p>
      <text:p text:style-name="P79"/>
      <text:p text:style-name="P79">or</text:p>
      <text:p text:style-name="P9">$favourites = Favourite::where('user_id', $user_id )-&gt;get();</text:p>
      <text:p text:style-name="P9">$cleanersOfFavourites = User::find( $favourites-&gt;pluck('cleaner_id') );</text:p>
      <text:p text:style-name="P9">$reviewsOfCleaners = Review::whereIn('cleaner_id', $cleanersOfFavourites-&gt;pluck('id') );</text:p>
      <text:p text:style-name="P16"/>
      <text:p text:style-name="P9">foreach ( $favourites as $favourite ) {</text:p>
      <text:p text:style-name="P9">$favourite-&gt;avg_rating = $reviewsOfCleaners-&gt;where('cleaner_id', '');</text:p>
      <text:p text:style-name="P9">$favourite-&gt;cleaner_img = $cleanersOfFavourites-&gt;find( $favourite-&gt;cleaner_id )-&gt;image;</text:p>
      <text:p text:style-name="P9">$favourite-&gt;cleaner_name = $cleanersOfFavourites-&gt;find( $favourite-&gt;cleaner_id )-&gt;name;</text:p>
      <text:p text:style-name="P9">}</text:p>
      <text:p text:style-name="P16"/>
      <text:p text:style-name="P9">dd($favourites-&gt;toArray());</text:p>
      <text:p text:style-name="P16"/>
      <text:p text:style-name="P9">return view('customer.favourite.index', compact('favourites') );</text:p>
      <text:p text:style-name="P9"/>
      <text:p text:style-name="P9"><text:soft-page-break/></text:p>
      <text:p text:style-name="P9">* <text:span text:style-name="T3">@if </text:span><text:span text:style-name="T19">(</text:span><text:span text:style-name="T8">$filteredCleaners</text:span><text:span text:style-name="T19">-&gt;</text:span><text:span text:style-name="T6">isEmpty</text:span><text:span text:style-name="T19">())</text:span></text:p>
      <text:p text:style-name="P9"/>
      <text:p text:style-name="P14"/>
      <text:p text:style-name="P9"/>
      <text:p text:style-name="P9"/>
      <text:p text:style-name="P31"/>
      <text:p text:style-name="P9"/>
      <text:p text:style-name="P5"/>
      <text:p text:style-name="P30">--------------------------<text:span text:style-name="T21">controller--------------------</text:span></text:p>
      <text:p text:style-name="P29">make controller in folder</text:p>
      <text:p text:style-name="P29"><text:s/>php artisan make:controller cleaner/CleanerController </text:p>
      <text:p text:style-name="P29"/>
      <text:p text:style-name="P29">make component in folder</text:p>
      <text:p text:style-name="P29">php artisan make:livewire cleaner.cleanerReview</text:p>
      <text:p text:style-name="P29"/>
      <text:p text:style-name="P3">--------------------------<text:span text:style-name="T23">In model how to get relation with belongTo (get relation like hasOne)------------------------</text:span></text:p>
      <text:p text:style-name="P3"/>
      <text:p text:style-name="P33"><text:span text:style-name="T1">protected</text:span> <text:span text:style-name="T7">$with</text:span> = [<text:span text:style-name="T9">'State'</text:span>];</text:p>
      <text:p text:style-name="P29"/>
      <text:p text:style-name="P12"/>
      <text:p text:style-name="P53">class UserDetails extends Model</text:p>
      <text:p text:style-name="P53">{</text:p>
      <text:p text:style-name="P53">use HasFactory;</text:p>
      <text:p text:style-name="P38"><text:span text:style-name="T24">protected $with = ['State']; <text:s text:c="9"/>//</text:span><text:span text:style-name="T25">ede nal belongTo act like hasOne </text:span></text:p>
      <text:p text:style-name="P53">protected $fillable = [</text:p>
      <text:p text:style-name="P53">'states_id',</text:p>
      <text:p text:style-name="P53">];</text:p>
      <text:p text:style-name="P53">public function State()</text:p>
      <text:p text:style-name="P53">{</text:p>
      <text:p text:style-name="P53">return $this-&gt;belongsTo(State::class, 'states_id', 'id');</text:p>
      <text:p text:style-name="P53">}}</text:p>
      <text:p text:style-name="P53"/>
      <text:p text:style-name="P62">---------------------------<text:span text:style-name="T26">Active/Inactive status----------------------</text:span></text:p>
      <text:p text:style-name="P53"><text:s text:c="3"/>@if($posts-&gt;status == 1)</text:p>
      <text:p text:style-name="P53"><text:s text:c="4"/>&lt;button type="submit" class="btn btn-success" wire:click="changeStatus({{$posts-&gt;id}})" value="0"&gt;Active&lt;/button&gt;</text:p>
      <text:p text:style-name="P53"><text:s text:c="4"/>@else</text:p>
      <text:p text:style-name="P53"><text:s text:c="4"/>&lt;button type="submit" class="btn btn-danger" wire:click="changeStatus({{$posts-&gt;id}})" value="1"&gt;Inactive&lt;/button&gt;</text:p>
      <text:p text:style-name="P53"><text:s text:c="4"/>@endif &lt;/td&gt;</text:p>
      <text:p text:style-name="P58">or <text:span text:style-name="T33">for checkbox</text:span></text:p>
      <text:p text:style-name="P54"><text:soft-page-break/><text:span text:style-name="T32"><text:s/></text:span>@if($cleanerDetail-&gt;email_marketing == 1)</text:p>
      <text:p text:style-name="P9">&lt;input class="form-check-input" type="checkbox" id="flexSwitchCheckChecked" wire:click="emailMarketingStatus({{$cleanerDetail-&gt;id}})" <text:span text:style-name="T34">checked&gt;</text:span></text:p>
      <text:p text:style-name="P9">@else</text:p>
      <text:p text:style-name="P9">&lt;input class="form-check-input" type="checkbox" id="flexSwitchCheckChecked" wire:click="emailMarketingStatus({{$cleanerDetail-&gt;id}})"&gt;</text:p>
      <text:p text:style-name="P9">@endif</text:p>
      <text:p text:style-name="P58"/>
      <text:p text:style-name="P55">component</text:p>
      <text:p text:style-name="P53"/>
      <text:p text:style-name="P53"><text:s/>public function changeStatus($id)</text:p>
      <text:p text:style-name="P53"><text:s text:c="4"/>{</text:p>
      <text:p text:style-name="P53"><text:s text:c="8"/>$admin = User::find($id);</text:p>
      <text:p text:style-name="P53"><text:s text:c="8"/>if ($admin-&gt;status == ‘1’) {</text:p>
      <text:p text:style-name="P53"><text:s text:c="12"/>$admin-&gt;status = ‘0’;</text:p>
      <text:p text:style-name="P53"><text:s text:c="12"/>$admin-&gt;save();</text:p>
      <text:p text:style-name="P53"><text:s text:c="8"/>} else {</text:p>
      <text:p text:style-name="P53"><text:s text:c="12"/>$admin-&gt;status = ‘1’;</text:p>
      <text:p text:style-name="P53"><text:s text:c="12"/>$admin-&gt;save();</text:p>
      <text:p text:style-name="P53"><text:s text:c="8"/>}</text:p>
      <text:p text:style-name="P53"><text:s text:c="8"/>$this-&gt;user = User::find($id);</text:p>
      <text:p text:style-name="P53"><text:s text:c="4"/>}</text:p>
      <text:p text:style-name="P53"/>
      <text:p text:style-name="P63">---------------<text:span text:style-name="T27">fortify </text:span><text:span text:style-name="T35">mail template </text:span><text:span text:style-name="T27">change------------------</text:span></text:p>
      <text:p text:style-name="P39">* How to change fortify mail template</text:p>
      <text:p text:style-name="P39"><text:span text:style-name="T28">1.</text:span>php artisan vendor:publish</text:p>
      <text:p text:style-name="P39">see list what u want to change</text:p>
      <text:p text:style-name="P39"><text:span text:style-name="T28">2.</text:span>type number e.g. tag: laravel mail --&gt;19</text:p>
      <text:p text:style-name="P39"/>
      <text:p text:style-name="P39"><text:span text:style-name="T28">3.</text:span>resourse--&gt;view--&gt;vendor--&gt;mail</text:p>
      <text:p text:style-name="P39"/>
      <text:p text:style-name="P39"/>
      <text:p text:style-name="P64">--------------<text:span text:style-name="T29">links active , on click highlight------------------</text:span></text:p>
      <text:p text:style-name="P56">in blade page</text:p>
      <text:p text:style-name="P57"><text:span text:style-name="T29">1.</text:span>class="{{ @$title['active']=='account' ? 'active' : '' }}"</text:p>
      <text:p text:style-name="P40">route</text:p>
      <text:p text:style-name="P56">2. $title = array(</text:p>
      <text:p text:style-name="P9">'active' =&gt; 'reviews',</text:p>
      <text:p text:style-name="P9">‘<text:span text:style-name="T42">title’ =&gt; ‘reviews’</text:span></text:p>
      <text:p text:style-name="P9"><text:soft-page-break/>);</text:p>
      <text:p text:style-name="P40"/>
      <text:p text:style-name="P65">-----------------<text:span text:style-name="T30">update column as nullable through migration-------------</text:span></text:p>
      <text:p text:style-name="P40">php artisan make:migration make_usre_id_nullable_on_posts_table –table=posts</text:p>
      <text:p text:style-name="P40"/>
      <text:p text:style-name="P65">----------<text:span text:style-name="T31">stipe for payment---------------</text:span></text:p>
      <text:p text:style-name="P41">2 types account :- 1. customer 2. cleaner(admin) this is connect stripe account</text:p>
      <text:p text:style-name="P43">1. install stripe</text:p>
      <text:p text:style-name="P43">2. use stripe api’s to connect user with account</text:p>
      <text:p text:style-name="P43">3. </text:p>
      <text:p text:style-name="P41"/>
      <text:p text:style-name="P66">------<text:span text:style-name="T37">send mail to admin------</text:span></text:p>
      <text:p text:style-name="P42">1. make variable in .env file</text:p>
      <text:p text:style-name="P42"/>
      <text:p text:style-name="P67">------------------ <text:span text:style-name="T38">use array-------</text:span></text:p>
      <text:p text:style-name="P59">dd($timezone-&gt;toArray());</text:p>
      <text:p text:style-name="P42"/>
      <text:p text:style-name="P67">---------------<text:span text:style-name="T41">Calendar Livewire-----------------</text:span></text:p>
      <text:p text:style-name="P42"><text:a xlink:type="simple" xlink:href="https://www.tutsmake.com/laravel-livewire-fullcalendar-integration-example/" text:style-name="Internet_20_link" text:visited-style-name="Visited_20_Internet_20_Link">https://www.tutsmake.com/laravel-livewire-fullcalendar-integration-example/</text:a></text:p>
      <text:p text:style-name="P42"/>
      <text:p text:style-name="P68">----<text:span text:style-name="T43">migration table commands---------------</text:span></text:p>
      <text:p text:style-name="P44">To create modal and migration table</text:p>
      <text:p text:style-name="P44">1. php artisan make:model User -m</text:p>
      <text:p text:style-name="P44"/>
      <text:p text:style-name="P44">2. add column in existing table</text:p>
      <text:p text:style-name="P77"><text:span text:style-name="Source_20_Text"><text:span text:style-name="T44">php artisan make:migration add_description_to_tasks --table="tasks"</text:span></text:span></text:p>
      <text:p text:style-name="P77"><text:span text:style-name="Source_20_Text"><text:span text:style-name="T44">public function up()</text:span></text:span></text:p>
      <text:p text:style-name="P81"><text:span text:style-name="Source_20_Text"><text:span text:style-name="T44">{</text:span></text:span></text:p>
      <text:p text:style-name="P81"><text:span text:style-name="Source_20_Text"><text:span text:style-name="T44"><text:s text:c="4"/>Schema::table('tasks', function($table) {</text:span></text:span></text:p>
      <text:p text:style-name="P81"><text:span text:style-name="Source_20_Text"><text:span text:style-name="T44"><text:s text:c="8"/>$table-&gt;text('description');</text:span></text:span></text:p>
      <text:p text:style-name="P82"><text:span text:style-name="Source_20_Text"><text:span text:style-name="T46">$table-&gt;string('home_size')-&gt;nullable();</text:span></text:span></text:p>
      <text:p text:style-name="P9">$table-&gt;time('estimated_time')-&gt;nullable();</text:p>
      <text:p text:style-name="P81"><text:span text:style-name="Source_20_Text"><text:span text:style-name="T47"/></text:span></text:p>
      <text:p text:style-name="P81"><text:span text:style-name="Source_20_Text"><text:span text:style-name="T44"><text:s text:c="4"/>});</text:span></text:span></text:p>
      <text:p text:style-name="P78"><text:span text:style-name="Source_20_Text"><text:span text:style-name="T44">}</text:span></text:span></text:p>
      <text:p text:style-name="P42"/>
      <text:p text:style-name="P77"><text:span text:style-name="Source_20_Text"><text:span text:style-name="T44">public function down()</text:span></text:span></text:p>
      <text:p text:style-name="P81"><text:span text:style-name="Source_20_Text"><text:span text:style-name="T44">{</text:span></text:span></text:p>
      <text:p text:style-name="P81"><text:span text:style-name="Source_20_Text"><text:span text:style-name="T44"><text:s text:c="4"/>Schema::table('tasks', function($table) {</text:span></text:span></text:p>
      <text:p text:style-name="P81"><text:soft-page-break/><text:span text:style-name="Source_20_Text"><text:span text:style-name="T44"><text:s text:c="8"/>$table-&gt;dropColumn('description');</text:span></text:span></text:p>
      <text:p text:style-name="P81"><text:span text:style-name="Source_20_Text"><text:span text:style-name="T44"><text:s text:c="4"/>});</text:span></text:span></text:p>
      <text:p text:style-name="P78"><text:span text:style-name="Source_20_Text"><text:span text:style-name="T44">}</text:span></text:span></text:p>
      <text:p text:style-name="P42">-----------<text:span text:style-name="T50">columns in table migration-----------------------</text:span></text:p>
      <text:p text:style-name="P73"><text:span text:style-name="T7">$table</text:span>-&gt;<text:span text:style-name="T4">enum</text:span>(<text:span text:style-name="T9">'role'</text:span>, [<text:span text:style-name="T9">'admin'</text:span>, <text:span text:style-name="T9">'customer'</text:span>, <text:span text:style-name="T9">'cleaner'</text:span>]);</text:p>
      <text:p text:style-name="P31"><text:span text:style-name="T7">$table</text:span>-&gt;<text:span text:style-name="T4">string</text:span>(<text:span text:style-name="T9">'first_name'</text:span>, <text:span text:style-name="T51">100</text:span>);</text:p>
      <text:p text:style-name="P31"><text:span text:style-name="T7">$table</text:span>-&gt;<text:span text:style-name="T4">string</text:span>(<text:span text:style-name="T9">'last_name'</text:span>, <text:span text:style-name="T51">100</text:span>);</text:p>
      <text:p text:style-name="P31"><text:span text:style-name="T7">$table</text:span>-&gt;<text:span text:style-name="T4">string</text:span>(<text:span text:style-name="T9">'email'</text:span>, <text:span text:style-name="T51">100</text:span>)-&gt;<text:span text:style-name="T4">unique</text:span>();</text:p>
      <text:p text:style-name="P31"><text:span text:style-name="T7">$table</text:span>-&gt;<text:span text:style-name="T4">timestamp</text:span>(<text:span text:style-name="T9">'email_verified_at'</text:span>)-&gt;<text:span text:style-name="T4">nullable</text:span>();</text:p>
      <text:p text:style-name="P31"><text:span text:style-name="T7">$table</text:span>-&gt;<text:span text:style-name="T4">string</text:span>(<text:span text:style-name="T9">'password'</text:span>);</text:p>
      <text:p text:style-name="P31"><text:span text:style-name="T7">$table</text:span>-&gt;<text:span text:style-name="T4">string</text:span>(<text:span text:style-name="T9">'image'</text:span>)-&gt;<text:span text:style-name="T4">nullable</text:span>();</text:p>
      <text:p text:style-name="P31"><text:span text:style-name="T7">$table</text:span>-&gt;<text:span text:style-name="T4">string</text:span>(<text:span text:style-name="T9">'contact_number'</text:span>);</text:p>
      <text:p text:style-name="P31"><text:span text:style-name="T7">$table</text:span>-&gt;<text:span text:style-name="T4">enum</text:span>(<text:span text:style-name="T9">'status'</text:span>, [<text:span text:style-name="T9">'0'</text:span>, <text:span text:style-name="T9">'1'</text:span>, <text:span text:style-name="T9">'2'</text:span>])-&gt;<text:span text:style-name="T4">default</text:span>(<text:span text:style-name="T9">'0'</text:span>);</text:p>
      <text:p text:style-name="P73"><text:span text:style-name="T7">$table</text:span>-&gt;<text:span text:style-name="T4">string</text:span>(<text:span text:style-name="T9">'uuid'</text:span>)-&gt;<text:span text:style-name="T4">unique</text:span>();</text:p>
      <text:p text:style-name="P73"><text:span text:style-name="T7">$table</text:span>-&gt;<text:span text:style-name="T4">string</text:span>(<text:span text:style-name="T9">'token'</text:span>, <text:span text:style-name="T51">64</text:span>)-&gt;<text:span text:style-name="T4">unique</text:span>();</text:p>
      <text:p text:style-name="P31"><text:span text:style-name="T7">$table</text:span>-&gt;<text:span text:style-name="T4">text</text:span>(<text:span text:style-name="T9">'abilities'</text:span>)-&gt;<text:span text:style-name="T4">nullable</text:span>();</text:p>
      <text:p text:style-name="P31"><text:span text:style-name="T7">$table</text:span>-&gt;<text:span text:style-name="T4">timestamp</text:span>(<text:span text:style-name="T9">'last_used_at'</text:span>)-&gt;<text:span text:style-name="T4">nullable</text:span>();</text:p>
      <text:p text:style-name="P31"><text:span text:style-name="T7">$table</text:span>-&gt;<text:span text:style-name="T4">timestamp</text:span>(<text:span text:style-name="T9">'expires_at'</text:span>)-&gt;<text:span text:style-name="T4">nullable</text:span>();</text:p>
      <text:p text:style-name="P42"/>
      <text:p text:style-name="P42"/>
      <text:p text:style-name="P42"/>
      <text:p text:style-name="P71">-----<text:span text:style-name="T52">sweetalert-------------in livewire---------------</text:span></text:p>
      <text:p text:style-name="P42"/>
      <text:p text:style-name="P73"><text:span text:style-name="T1">protected</text:span> <text:span text:style-name="T7">$listeners</text:span> = [<text:span text:style-name="T9">'changeStatus'</text:span>];</text:p>
      <text:p text:style-name="P36"/>
      <text:p text:style-name="P36"/>
      <text:p text:style-name="P31"><text:span text:style-name="T1">public</text:span> <text:span text:style-name="T1">function</text:span> <text:span text:style-name="T4">confirmStatus</text:span>(<text:span text:style-name="T7">$iid</text:span>)</text:p>
      <text:p text:style-name="P31">{</text:p>
      <text:p text:style-name="P31"><text:span text:style-name="T1">$this</text:span>-&gt;<text:span text:style-name="T7">userId</text:span> = <text:span text:style-name="T7">$iid</text:span>;</text:p>
      <text:p text:style-name="P31"><text:span text:style-name="T1">$this</text:span>-&gt;<text:span text:style-name="T4">alert</text:span>(<text:span text:style-name="T9">'warning'</text:span>, <text:span text:style-name="T9">'Are you sure do you want to change status?'</text:span>, [</text:p>
      <text:p text:style-name="P31"><text:span text:style-name="T9">'toast'</text:span> =&gt; <text:span text:style-name="T1">false</text:span>,</text:p>
      <text:p text:style-name="P31"><text:span text:style-name="T9">'position'</text:span> =&gt; <text:span text:style-name="T9">'center'</text:span>,</text:p>
      <text:p text:style-name="P31"><text:span text:style-name="T9">'showCancelButton'</text:span> =&gt; <text:span text:style-name="T1">true</text:span>,</text:p>
      <text:p text:style-name="P31"><text:span text:style-name="T9">'cancelButtonText'</text:span> =&gt; <text:span text:style-name="T9">'Cancel'</text:span>,</text:p>
      <text:p text:style-name="P31"><text:span text:style-name="T9">'showConfirmButton'</text:span> =&gt; <text:span text:style-name="T1">true</text:span>,</text:p>
      <text:p text:style-name="P31"><text:span text:style-name="T9">'confirmButtonText'</text:span> =&gt; <text:span text:style-name="T9">'Change it'</text:span>,</text:p>
      <text:p text:style-name="P31"><text:span text:style-name="T9">'onConfirmed'</text:span> =&gt; <text:span text:style-name="T9">'changeStatus'</text:span>,</text:p>
      <text:p text:style-name="P31"><text:span text:style-name="T9">'timer'</text:span> =&gt; <text:span text:style-name="T1">null</text:span></text:p>
      <text:p text:style-name="P31">]);</text:p>
      <text:p text:style-name="P31">}</text:p>
      <text:p text:style-name="P36"/>
      <text:p text:style-name="P31"><text:span text:style-name="T1">public</text:span> <text:span text:style-name="T1">function</text:span> <text:span text:style-name="T4">changeStatus</text:span>(<text:span text:style-name="T7">$id</text:span>)</text:p>
      <text:p text:style-name="P31">{</text:p>
      <text:p text:style-name="P31"><text:span text:style-name="T53">if</text:span>(<text:span text:style-name="T1">$this</text:span>-&gt;<text:span text:style-name="T7">userId</text:span>){</text:p>
      <text:p text:style-name="P31"><text:span text:style-name="T7">$cleanerStatus</text:span> = <text:span text:style-name="T54">User</text:span>::<text:span text:style-name="T4">find</text:span>(<text:span text:style-name="T1">$this</text:span>-&gt;<text:span text:style-name="T7">userId</text:span>);</text:p>
      <text:p text:style-name="P31"><text:span text:style-name="T53">if</text:span> (<text:span text:style-name="T7">$cleanerStatus</text:span>-&gt;<text:span text:style-name="T7">status</text:span> == <text:span text:style-name="T9">'1'</text:span>) {</text:p>
      <text:p text:style-name="P31"><text:soft-page-break/><text:span text:style-name="T7">$cleanerStatus</text:span>-&gt;<text:span text:style-name="T7">status</text:span> = <text:span text:style-name="T9">'0'</text:span>;</text:p>
      <text:p text:style-name="P31"><text:span text:style-name="T7">$cleanerStatus</text:span>-&gt;<text:span text:style-name="T4">save</text:span>();</text:p>
      <text:p text:style-name="P31">} <text:span text:style-name="T53">else</text:span> {</text:p>
      <text:p text:style-name="P31"><text:span text:style-name="T7">$cleanerStatus</text:span>-&gt;<text:span text:style-name="T7">status</text:span> = <text:span text:style-name="T9">'1'</text:span>;</text:p>
      <text:p text:style-name="P31"><text:span text:style-name="T7">$cleanerStatus</text:span>-&gt;<text:span text:style-name="T4">save</text:span>();</text:p>
      <text:p text:style-name="P31">}</text:p>
      <text:p text:style-name="P31"><text:span text:style-name="T1">$this</text:span>-&gt;<text:span text:style-name="T4">alert</text:span>(<text:span text:style-name="T9">'success'</text:span>, <text:span text:style-name="T9">'Status changed successfully'</text:span>);</text:p>
      <text:p text:style-name="P31">}</text:p>
      <text:p text:style-name="P31">}</text:p>
      <text:p text:style-name="P31"/>
      <text:p text:style-name="P68">---------------------<text:span text:style-name="T55">show only first data in blade -------------</text:span></text:p>
      <text:p text:style-name="P45">access all data from DB . Using foreach showing in blade page , but now <text:span text:style-name="T34">show only first record </text:span><text:span text:style-name="T36">in blade <text:s text:c="2"/></text:span>rest show in modal or in dropdrow etc.</text:p>
      <text:p text:style-name="P45"/>
      <text:p text:style-name="P60"><text:span text:style-name="T57">&lt;</text:span>p class="appointment_label"&gt; Job &lt;/p&gt;</text:p>
      <text:p text:style-name="P9">&lt;?php $count = 0; ?&gt;</text:p>
      <text:p text:style-name="P9">@foreach ($order-&gt;items as $item)</text:p>
      <text:p text:style-name="P9">&lt;?php if($count == 1) break; ?&gt;</text:p>
      <text:p text:style-name="P9">&lt;p class="app-value blue"&gt;</text:p>
      <text:p text:style-name="P16"/>
      <text:p text:style-name="P9">&lt;strong&gt;{{ @$item-&gt;service_item-&gt;title }}&lt;/strong&gt;</text:p>
      <text:p text:style-name="P9">&lt;/p&gt;</text:p>
      <text:p text:style-name="P16"/>
      <text:p text:style-name="P9">&lt;?php $count++; ?&gt;</text:p>
      <text:p text:style-name="P16"/>
      <text:p text:style-name="P9">@endforeach</text:p>
      <text:p text:style-name="P45"/>
      <text:p text:style-name="P45"/>
      <text:p text:style-name="P46">* <text:s/>follow only php code to show only first record in blade</text:p>
      <text:p text:style-name="P46"/>
      <text:p text:style-name="P46">---------------------- <text:span text:style-name="T58">if no entry </text:span><text:span text:style-name="T59">then don’t through error -----</text:span></text:p>
      <text:p text:style-name="P74"><text:span text:style-name="T1">function</text:span> <text:span text:style-name="T4">socialLinks</text:span>()</text:p>
      <text:p text:style-name="P31">{</text:p>
      <text:p text:style-name="P31"><text:span text:style-name="T7">$socialProfile</text:span> = <text:span text:style-name="T54">Setting</text:span>::<text:span text:style-name="T4">find</text:span>(<text:span text:style-name="T9">'1'</text:span>);</text:p>
      <text:p text:style-name="P37">// $socialProfile = Setting::findOrFail('1');</text:p>
      <text:p text:style-name="P36"/>
      <text:p text:style-name="P31"><text:span text:style-name="T53">if</text:span>(<text:span text:style-name="T7">$socialProfile</text:span>){</text:p>
      <text:p text:style-name="P36"/>
      <text:p text:style-name="P31"><text:span text:style-name="T53">return</text:span> <text:span text:style-name="T7">$socialProfile</text:span>;</text:p>
      <text:p text:style-name="P36"/>
      <text:p text:style-name="P31">}<text:span text:style-name="T53">else</text:span>{</text:p>
      <text:p text:style-name="P31"><text:span text:style-name="T53">return</text:span> <text:span text:style-name="T7">$socialProfile</text:span> = <text:span text:style-name="T9">''</text:span>;</text:p>
      <text:p text:style-name="P31">}</text:p>
      <text:p text:style-name="P80"/>
      <text:p text:style-name="P31">}</text:p>
      <text:p text:style-name="P48"/>
      <text:p text:style-name="P48"><text:soft-page-break/></text:p>
      <text:p text:style-name="P48"/>
      <text:p text:style-name="P48"/>
      <text:p text:style-name="P48"/>
      <text:p text:style-name="P69">------------------<text:span text:style-name="T60">how to return value in function and how to use (call) function in another function---------</text:span></text:p>
      <text:p text:style-name="P69"/>
      <text:p text:style-name="P47">public function run()</text:p>
      <text:p text:style-name="P47">{<text:line-break/>$user = ‘hello’;</text:p>
      <text:p text:style-name="P47">return $user; <text:s text:c="2"/>}</text:p>
      <text:p text:style-name="P47"/>
      <text:p text:style-name="P47">or</text:p>
      <text:p text:style-name="P47">{</text:p>
      <text:p text:style-name="P47">if(){ $ab= “hww” ; <text:s/>return $ab; <text:s/>}</text:p>
      <text:p text:style-name="P47">else { <text:s/>$cd= “hhg” ; <text:s text:c="3"/>return $cd}</text:p>
      <text:p text:style-name="P47">}</text:p>
      <text:p text:style-name="P47"/>
      <text:p text:style-name="P47">public function callFunction()</text:p>
      <text:p text:style-name="P47">{</text:p>
      <text:p text:style-name="P47">$ getfun= <text:s/>$this-&gt;run(); <text:s text:c="20"/>//here i am calling run function</text:p>
      <text:p text:style-name="P47">}</text:p>
      <text:p text:style-name="P47"/>
      <text:p text:style-name="P47"/>
      <text:p text:style-name="P70">--------------<text:span text:style-name="T61">how to write function in modal class and how to use in project any controller/component--------</text:span></text:p>
      <text:p text:style-name="P70"/>
      <text:p text:style-name="P49">in modal----- <text:s/><text:span text:style-name="T62">eg. OrderModal in which this function write</text:span></text:p>
      <text:p text:style-name="P75"><text:span text:style-name="T1">public</text:span> <text:span text:style-name="T1">function</text:span> <text:span text:style-name="T4">statusForCustomer</text:span>()</text:p>
      <text:p text:style-name="P31">{</text:p>
      <text:p text:style-name="P31"><text:span text:style-name="T7">$statuses</text:span> = [</text:p>
      <text:p text:style-name="P31"><text:span text:style-name="T9">'pending'</text:span> =&gt; <text:span text:style-name="T9">'Pending'</text:span>,</text:p>
      <text:p text:style-name="P31"><text:span text:style-name="T9">'accepted'</text:span> =&gt; <text:span text:style-name="T9">'Accepted'</text:span>,</text:p>
      <text:p text:style-name="P31"><text:span text:style-name="T9">'rejected'</text:span> =&gt; <text:span text:style-name="T9">'Rejected by cleaner'</text:span>,</text:p>
      <text:p text:style-name="P31"><text:span text:style-name="T9">'cancelled'</text:span> =&gt; <text:span text:style-name="T9">'Cancelled by cleaner'</text:span>,</text:p>
      <text:p text:style-name="P31"><text:span text:style-name="T9">'cancelled_by_customer'</text:span> =&gt; <text:span text:style-name="T9">'Cancelled by you'</text:span>,</text:p>
      <text:p text:style-name="P31"><text:span text:style-name="T9">'payment_collected'</text:span> =&gt; <text:span text:style-name="T9">'Accepted'</text:span>,</text:p>
      <text:p text:style-name="P31"><text:span text:style-name="T9">'payment_failed'</text:span> =&gt; <text:span text:style-name="T9">'Payment failed'</text:span>,</text:p>
      <text:p text:style-name="P31"><text:span text:style-name="T9">'completed'</text:span> =&gt; <text:span text:style-name="T9">'Completed'</text:span>,</text:p>
      <text:p text:style-name="P31"><text:span text:style-name="T9">'reviewed'</text:span> =&gt; <text:span text:style-name="T9">'Completed'</text:span></text:p>
      <text:p text:style-name="P36"/>
      <text:p text:style-name="P31"><text:soft-page-break/>];</text:p>
      <text:p text:style-name="P36"/>
      <text:p text:style-name="P31"><text:span text:style-name="T53">return</text:span> <text:span text:style-name="T7">$statuses</text:span>[<text:span text:style-name="T1">$this</text:span>-&gt;<text:span text:style-name="T7">status</text:span>];</text:p>
      <text:p text:style-name="P32">}</text:p>
      <text:p text:style-name="P15"/>
      <text:p text:style-name="P34"><text:span text:style-name="T48">in component /controller-- </text:span><text:span text:style-name="T49">use modal function</text:span><text:span text:style-name="T48">---------</text:span></text:p>
      <text:p text:style-name="P50">create object----</text:p>
      <text:p text:style-name="P50">$object = new OrderModal ;</text:p>
      <text:p text:style-name="P50"><text:s/><text:span text:style-name="T63">now all function <text:s/>:- <text:s text:c="7"/>$order.statusForCustomer();</text:span></text:p>
      <text:p text:style-name="P50"/>
      <text:p text:style-name="P51">inblade ---- </text:p>
      <text:p text:style-name="P76"><text:span text:style-name="T56">&lt;</text:span><text:span text:style-name="T1">span</text:span> <text:span text:style-name="T7">class</text:span>=<text:span text:style-name="T9">"orange_txt"</text:span><text:span text:style-name="T56">&gt;</text:span><text:span text:style-name="T4">{{</text:span><text:span text:style-name="T7">$order</text:span>-&gt;<text:span text:style-name="T4">statusForCustomer</text:span>()<text:span text:style-name="T4">}}</text:span><text:span text:style-name="T56">&lt;/</text:span><text:span text:style-name="T1">span</text:span><text:span text:style-name="T56">&gt;</text:span></text:p>
      <text:p text:style-name="P51"/>
      <text:p text:style-name="P51"/>
      <text:p text:style-name="P51"/>
      <text:p text:style-name="P72">---------------<text:span text:style-name="T64">how to make .env file variables dynamic-----------------</text:span></text:p>
      <text:p text:style-name="P72"/>
      <text:p text:style-name="P72"><text:a xlink:type="simple" xlink:href="https://www.youtube.com/watch?v=PN6pppayNyU&amp;t=431s" text:style-name="Internet_20_link" text:visited-style-name="Visited_20_Internet_20_Link">https://www.youtube.com/watch?v=PN6pppayNyU&amp;t=431s</text:a></text:p>
      <text:p text:style-name="P72"/>
      <text:p text:style-name="P51">* <text:span text:style-name="T64">for mail use port number etc from database instant from .env.php file</text:span></text:p>
      <text:p text:style-name="P51"/>
      <text:p text:style-name="P52">1. how env file works</text:p>
      <text:p text:style-name="P52">.env.php file works with Config-&gt;mail.php </text:p>
      <text:p text:style-name="P52">2. when we run project by default Providers-&gt;AppServiceProvider.php file -&gt;boot function() run</text:p>
      <text:p text:style-name="P52"/>
      <text:p text:style-name="P52">Result :- <text:s/></text:p>
      <text:p text:style-name="P52">1. donot set mailtrap settings in .env file . (In .env Mail_Usernam,password,encryption bydefault null sets)</text:p>
      <text:p text:style-name="P52">2. make a blade page save username,password,port,host in DB .</text:p>
      <text:p text:style-name="P52">3. in Providers-&gt;<text:span text:style-name="T34">AppServiceProvider.php file </text:span>-&gt;boot function()</text:p>
      <text:p text:style-name="P52"/>
      <text:p text:style-name="P61">use App\Models\Setting;</text:p>
      <text:p text:style-name="P61">use Illuminate\Support\Facades\Config;</text:p>
      <text:p text:style-name="P21"/>
      <text:p text:style-name="P52"/>
      <text:p text:style-name="P61">public function boot()</text:p>
      <text:p text:style-name="P9">{</text:p>
      <text:p text:style-name="P9">$this-&gt;app-&gt;bind(StripeClient::class, function ($app) {</text:p>
      <text:p text:style-name="P9">return new StripeClient(config('services.stripe.secret'));</text:p>
      <text:p text:style-name="P9">});</text:p>
      <text:p text:style-name="P16"/>
      <text:p text:style-name="P9"><text:soft-page-break/>// code for <text:span text:style-name="T65">(</text:span>send ma<text:span text:style-name="T65">il) make .env variables dynamic</text:span></text:p>
      <text:p text:style-name="P16"/>
      <text:p text:style-name="P9">$mailSetting = Setting::first(); </text:p>
      <text:p text:style-name="P16"/>
      <text:p text:style-name="P9">if ($mailSetting) {</text:p>
      <text:p text:style-name="P9">$data = [</text:p>
      <text:p text:style-name="P9">'driver' =&gt; 'smtp',</text:p>
      <text:p text:style-name="P9">'host' =&gt; $mailSetting-&gt;smtp_host,</text:p>
      <text:p text:style-name="P9">'port' =&gt; $mailSetting-&gt;smtp_port,</text:p>
      <text:p text:style-name="P9">'username' =&gt; $mailSetting-&gt;smtp_username,</text:p>
      <text:p text:style-name="P9">'password' =&gt; $mailSetting-&gt;smtp_password,</text:p>
      <text:p text:style-name="P9">'encryption' =&gt; 'tls',</text:p>
      <text:p text:style-name="P9">'from' =&gt; [</text:p>
      <text:p text:style-name="P9">'address' =&gt; 'me@example.com',</text:p>
      <text:p text:style-name="P9">'name' =&gt; 'cleaner'</text:p>
      <text:p text:style-name="P9">]</text:p>
      <text:p text:style-name="P16"/>
      <text:p text:style-name="P9">];</text:p>
      <text:p text:style-name="P16"/>
      <text:p text:style-name="P9">Config::set('mail', $data);</text:p>
      <text:p text:style-name="P9">}</text:p>
      <text:p text:style-name="P9">}</text:p>
      <text:p text:style-name="P9"/>
      <text:p text:style-name="P88"/>
      <text:p text:style-name="P88">------------------<text:span text:style-name="T66">foreign key relation in table------------------------</text:span></text:p>
      <text:p text:style-name="P87"/>
      <text:p text:style-name="P85">public function up()</text:p>
      <text:p text:style-name="P85">{</text:p>
      <text:p text:style-name="P85">Schema::create('user_details', function (Blueprint $table) {</text:p>
      <text:p text:style-name="P85"/>
      <text:p text:style-name="P85">$table-&gt;foreignId('user<text:span text:style-name="T66">s</text:span>_id')-&gt;references('id')-&gt;on('users')-&gt;onDelete('cascade');</text:p>
      <text:p text:style-name="P85">$table-&gt;foreignId('states_id')-&gt;references('id')-&gt;on('states')-&gt;onDelete('cascade');</text:p>
      <text:p text:style-name="P86"/>
      <text:p text:style-name="P86">}</text:p>
      <text:p text:style-name="P52"/>
      <text:p text:style-name="P52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1:19:14.664292260</meta:creation-date>
    <dc:date>2023-02-09T17:11:25.025027157</dc:date>
    <meta:editing-duration>P1DT4H14M14S</meta:editing-duration>
    <meta:editing-cycles>79</meta:editing-cycles>
    <meta:generator>LibreOffice/6.4.7.2$Linux_X86_64 LibreOffice_project/40$Build-2</meta:generator>
    <meta:document-statistic meta:table-count="0" meta:image-count="0" meta:object-count="0" meta:page-count="11" meta:paragraph-count="342" meta:word-count="1232" meta:character-count="12132" meta:non-whitespace-character-count="11058"/>
  </office:meta>
</office:document-meta>
</file>